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Helvetica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.5pt" style:language-asian="none" style:country-asian="none" style:font-style-asian="normal" style:font-weight-asian="normal" style:font-name-complex="Helvetica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TC7004 Calcula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b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Mosfet QG (nC)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B &gt; value (uF)</text:p>
          </table:table-cell>
          <table:table-cell table:formula="of:=[.B4]/1000" office:value-type="float" office:value="0.095" calcext:value-type="float">
            <text:p>0.0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ST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 (uF)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ower-Up to INP Going High &lt;</text:p>
          </table:table-cell>
          <table:table-cell table:formula="of:=([.B8]*12000000/30)/1000" office:value-type="float" office:value="40" calcext:value-type="float">
            <text:p>40</text:p>
          </table:table-cell>
          <table:table-cell office:value-type="string" calcext:value-type="string">
            <text:p>~= 40ms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 calcext:value-type="string">
            <text:p>BST Diode Required if</text:p>
          </table:table-cell>
          <table:table-cell table:style-name="ce6" table:formula="of:=30/(2*[.B5])" office:value-type="float" office:value="157.894736842105" calcext:value-type="float">
            <text:p>157.89</text:p>
          </table:table-cell>
          <table:table-cell office:value-type="string" calcext:value-type="string">
            <text:p>~= 500hz</text:p>
          </table:table-cell>
        </table:table-row>
        <table:table-row table:style-name="ro2">
          <table:table-cell table:style-name="ce2" office:value-type="string" calcext:value-type="string">
            <text:p>Switching Frequency &gt;</text:p>
          </table:table-cell>
          <table:table-cell table:number-columns-repeated="2"/>
        </table:table-row>
        <table:table-row table:style-name="ro1">
          <table:table-cell/>
          <table:table-cell table:formula="of:=30/(2*[.B5])" office:value-type="float" office:value="157.894736842105" calcext:value-type="float">
            <text:p>157.8947368421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23:32:46.7160868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0-02T12:42:58.005516507</meta:creation-date>
    <dc:date>2024-10-23T00:42:58.552755880</dc:date>
    <meta:editing-duration>PT1H10M41S</meta:editing-duration>
    <meta:editing-cycles>2</meta:editing-cycles>
    <meta:generator>LibreOffice/7.2.2.2$MacOSX_X86_64 LibreOffice_project/02b2acce88a210515b4a5bb2e46cbfb63fe97d56</meta:generator>
    <meta:document-statistic meta:table-count="1" meta:cell-count="18" meta:object-count="0"/>
  </office:meta>
</office:document-meta>
</file>